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withoutfill">
      <style:graphic-properties draw:stroke="solid" draw:stroke-dash="Line_20_with_20_Fine_20_Dots" draw:marker-end="Arrowheads_20_1" draw:marker-end-width="0.3cm" svg:stroke-linecap="butt" draw:fill="none" draw:textarea-vertical-align="middle"/>
    </style:style>
    <style:style style:name="gr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font-size="12pt" fo:background-color="#ffffff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fo:background-color="#ffffff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5.08cm" svg:height="0.962cm" svg:x="7.62cm" svg:y="2.532cm">
          <draw:text-box>
            <text:p text:style-name="P1"><text:s/>Web Proxy</text:p>
          </draw:text-box>
        </draw:frame>
        <draw:frame draw:style-name="gr1" draw:text-style-name="P2" xml:id="id2" draw:id="id2" draw:layer="layout" svg:width="3.333cm" svg:height="0.962cm" svg:x="4.128cm" svg:y="4.772cm">
          <draw:text-box>
            <text:p text:style-name="P1">Web API</text:p>
          </draw:text-box>
        </draw:frame>
        <draw:frame draw:style-name="gr1" draw:text-style-name="P2" xml:id="id3" draw:id="id3" draw:layer="layout" svg:width="3.334cm" svg:height="0.962cm" svg:x="12.224cm" svg:y="4.772cm">
          <draw:text-box>
            <text:p text:style-name="P1">Web UI</text:p>
          </draw:text-box>
        </draw:frame>
        <draw:connector draw:style-name="gr2" draw:text-style-name="P3" draw:layer="layout" draw:type="curve" svg:x1="10.16cm" svg:y1="3.494cm" svg:x2="5.794cm" svg:y2="4.772cm" draw:start-shape="id1" draw:start-glue-point="2" draw:end-shape="id2" draw:end-glue-point="0" svg:d="M10160 3494c0 958-4366 320-4366 1278" svg:viewBox="0 0 4367 1279">
          <text:p text:style-name="P1"><text:span text:style-name="T1">/api</text:span></text:p>
        </draw:connector>
        <draw:connector draw:style-name="gr2" draw:text-style-name="P3" draw:layer="layout" draw:type="curve" svg:x1="10.16cm" svg:y1="3.494cm" svg:x2="13.891cm" svg:y2="4.772cm" draw:start-shape="id1" draw:start-glue-point="2" draw:end-shape="id3" draw:end-glue-point="0" svg:d="M10160 3494c0 958 3731 320 3731 1278" svg:viewBox="0 0 3732 1279">
          <text:p text:style-name="P1"><text:span text:style-name="T1">/**</text:span></text:p>
        </draw:connector>
        <draw:frame draw:style-name="gr3" draw:text-style-name="P2" xml:id="id7" draw:id="id7" draw:layer="layout" svg:width="4.445cm" svg:height="1.673cm" svg:x="7.937cm" svg:y="13.552cm">
          <draw:text-box>
            <text:p text:style-name="P1">Management DB</text:p>
          </draw:text-box>
        </draw:frame>
        <draw:frame draw:style-name="gr1" draw:text-style-name="P2" xml:id="id6" draw:id="id6" draw:layer="layout" svg:width="4.286cm" svg:height="0.962cm" svg:x="6.826cm" svg:y="9.207cm">
          <draw:text-box>
            <text:p text:style-name="P1">Management</text:p>
          </draw:text-box>
        </draw:frame>
        <draw:frame draw:style-name="gr3" draw:text-style-name="P2" xml:id="id5" draw:id="id5" draw:layer="layout" svg:width="3.81cm" svg:height="1.673cm" svg:x="0.317cm" svg:y="13.552cm">
          <draw:text-box>
            <text:p text:style-name="P1">Workspace DB Cluster</text:p>
          </draw:text-box>
        </draw:frame>
        <draw:frame draw:style-name="gr1" draw:text-style-name="P2" xml:id="id4" draw:id="id4" draw:layer="layout" svg:width="5.08cm" svg:height="0.962cm" svg:x="7.62cm" svg:y="0.317cm">
          <draw:text-box>
            <text:p text:style-name="P1"><text:s/>Web Browser</text:p>
          </draw:text-box>
        </draw:frame>
        <draw:connector draw:style-name="gr2" draw:text-style-name="P3" draw:layer="layout" draw:type="curve" svg:x1="10.16cm" svg:y1="1.279cm" svg:x2="10.16cm" svg:y2="2.532cm" draw:start-shape="id4" draw:start-glue-point="2" draw:end-shape="id1" draw:end-glue-point="0" svg:d="M10160 1279v1253" svg:viewBox="0 0 1 1254">
          <text:p text:style-name="P1"><text:span text:style-name="T1">https://app.example.com</text:span></text:p>
        </draw:connector>
        <draw:connector draw:style-name="gr2" draw:text-style-name="P3" draw:layer="layout" draw:type="curve" svg:x1="5.794cm" svg:y1="5.734cm" svg:x2="2.222cm" svg:y2="13.552cm" draw:start-shape="id2" draw:end-shape="id5" draw:end-glue-point="0" svg:d="M5794 5734c0 5863-3572 1955-3572 7818" svg:viewBox="0 0 3573 7819">
          <text:p text:style-name="P1"><text:span text:style-name="T1">Direct</text:span></text:p>
          <text:p text:style-name="P1"><text:span text:style-name="T1">Workspace</text:span></text:p>
          <text:p text:style-name="P1"><text:span text:style-name="T1">Interaction</text:span></text:p>
          <text:p text:style-name="P1"><text:span text:style-name="T1">via User Session</text:span></text:p>
          <text:p text:style-name="P1"><text:span text:style-name="T1">DB Login</text:span></text:p>
        </draw:connector>
        <draw:connector draw:style-name="gr2" draw:text-style-name="P5" draw:layer="layout" draw:type="curve" svg:x1="8.969cm" svg:y1="10.169cm" svg:x2="10.159cm" svg:y2="13.552cm" draw:start-shape="id6" draw:start-glue-point="2" draw:end-shape="id7" svg:d="M8969 10169c0 2538 1190 847 1190 3383" svg:viewBox="0 0 1191 3384">
          <text:p text:style-name="P4"><text:span text:style-name="T2">Record</text:span></text:p>
          <text:p text:style-name="P4"><text:span text:style-name="T2">Management:</text:span></text:p>
          <text:p text:style-name="P4"><text:span text:style-name="T1">Users, Workspaces,</text:span></text:p>
          <text:p text:style-name="P4"><text:span text:style-name="T1">Billing</text:span></text:p>
        </draw:connector>
        <draw:connector draw:style-name="gr2" draw:text-style-name="P3" draw:layer="layout" draw:type="curve" svg:x1="8.969cm" svg:y1="10.169cm" svg:x2="2.222cm" svg:y2="13.552cm" draw:start-shape="id6" draw:start-glue-point="2" draw:end-shape="id5" draw:end-glue-point="0" svg:d="M8969 10169c0 2538-6747 847-6747 3383" svg:viewBox="0 0 6748 3384">
          <text:p text:style-name="P1"><text:span text:style-name="T1">Workspace</text:span></text:p>
          <text:p text:style-name="P1"><text:span text:style-name="T1">Management:</text:span></text:p>
          <text:p text:style-name="P1"><text:span text:style-name="T1">Databases, Roles,</text:span></text:p>
          <text:p text:style-name="P1"><text:span text:style-name="T1">Logins</text:span></text:p>
        </draw:connector>
        <draw:frame draw:style-name="gr4" draw:text-style-name="P6" xml:id="id9" draw:id="id9" draw:layer="layout" svg:width="4.445cm" svg:height="1.673cm" svg:x="18.097cm" svg:y="13.567cm">
          <draw:text-box>
            <text:p text:style-name="P4">Vault Data Protection DB</text:p>
          </draw:text-box>
        </draw:frame>
        <draw:connector draw:style-name="gr5" draw:text-style-name="P3" draw:layer="layout" draw:type="curve" svg:x1="22.859cm" svg:y1="10.169cm" svg:x2="20.319cm" svg:y2="13.567cm" draw:start-shape="id8" draw:start-glue-point="2" draw:end-shape="id9" svg:d="M22859 10169c0 2548-2540 850-2540 3398" svg:viewBox="0 0 2541 3399">
          <text:p/>
        </draw:connector>
        <draw:frame draw:style-name="gr1" draw:text-style-name="P2" xml:id="id8" draw:id="id8" draw:layer="layout" svg:width="4.445cm" svg:height="0.962cm" svg:x="20.637cm" svg:y="9.207cm">
          <draw:text-box>
            <text:p text:style-name="P1">Vault</text:p>
          </draw:text-box>
        </draw:frame>
        <draw:frame draw:style-name="gr6" draw:text-style-name="P6" xml:id="id10" draw:id="id10" draw:layer="layout" svg:width="4.445cm" svg:height="1.673cm" svg:x="23.177cm" svg:y="13.567cm">
          <draw:text-box>
            <text:p text:style-name="P4">Vault Secrets DB</text:p>
          </draw:text-box>
        </draw:frame>
        <draw:connector draw:style-name="gr7" draw:text-style-name="P7" draw:layer="layout" draw:type="curve" svg:x1="22.859cm" svg:y1="10.169cm" svg:x2="25.399cm" svg:y2="13.567cm" draw:start-shape="id8" draw:start-glue-point="2" draw:end-shape="id10" svg:d="M22859 10169c0 2548 2540 850 2540 3398" svg:viewBox="0 0 2541 3399">
          <text:p/>
        </draw:connector>
        <draw:frame draw:style-name="gr3" draw:text-style-name="P2" xml:id="id11" draw:id="id11" draw:layer="layout" svg:width="4.445cm" svg:height="1.673cm" svg:x="13.017cm" svg:y="13.567cm">
          <draw:text-box>
            <text:p text:style-name="P1">ASP Data Protection DB</text:p>
          </draw:text-box>
        </draw:frame>
        <draw:connector draw:style-name="gr8" draw:text-style-name="P3" draw:layer="layout" draw:type="curve" draw:line-skew="-2.588cm" svg:x1="5.794cm" svg:y1="5.734cm" svg:x2="15.239cm" svg:y2="13.567cm" draw:start-shape="id2" draw:end-shape="id11" draw:end-glue-point="0" svg:d="M5794 5734c0 1993 9445-1923 9445 7833" svg:viewBox="0 0 9446 7834">
          <text:p/>
        </draw:connector>
        <draw:connector draw:style-name="gr2" draw:text-style-name="P3" draw:layer="layout" draw:type="curve" svg:x1="5.799cm" svg:y1="5.734cm" svg:x2="8.969cm" svg:y2="9.207cm" draw:end-shape="id6" draw:end-glue-point="0" svg:d="M5799 5734c0 2229 3170 493 3170 3473" svg:viewBox="0 0 3171 3474">
          <text:p text:style-name="P1"><text:span text:style-name="T1">Record and Workspace</text:span></text:p>
          <text:p text:style-name="P1"><text:span text:style-name="T1">Management</text:span></text:p>
        </draw:connector>
        <draw:frame draw:style-name="gr9" draw:text-style-name="P6" draw:layer="layout" svg:width="3.85cm" svg:height="1.199cm" svg:x="11.707cm" svg:y="7.302cm">
          <draw:text-box>
            <text:p text:style-name="P4"><text:span text:style-name="T1">User Session Data Protection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5" draw:display-name="Arrowheads 5" svg:viewBox="0 0 20 20" svg:d="M0 20l10-20 10 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1T09:13:05.567000000</meta:creation-date>
    <dc:date>2022-11-12T11:25:20.498000000</dc:date>
    <dc:creator>Jeremy Cook</dc:creator>
    <meta:editing-duration>PT15H55M32S</meta:editing-duration>
    <meta:editing-cycles>9</meta:editing-cycles>
    <meta:generator>LibreOffice/7.3.2.2$Windows_X86_64 LibreOffice_project/49f2b1bff42cfccbd8f788c8dc32c1c309559be0</meta:generator>
    <meta:document-statistic meta:object-count="45"/>
  </office:meta>
</office:document-meta>
</file>